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B0000021AF9168067.png" manifest:media-type="image/png"/>
  <manifest:file-entry manifest:full-path="Pictures/10000001000001AD00000196B9907385.png" manifest:media-type="image/png"/>
  <manifest:file-entry manifest:full-path="Pictures/10000001000002AF0000025311EBC0D0.png" manifest:media-type="image/png"/>
  <manifest:file-entry manifest:full-path="Pictures/1000000100000094000000C8325611F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364cm" svg:height="1.843cm" svg:x="17.051cm" svg:y="9.014cm">
          <draw:image xlink:href="Pictures/1000000100000094000000C8325611F5.png" xlink:type="simple" xlink:show="embed" xlink:actuate="onLoad" draw:mime-type="image/png">
            <text:p/>
          </draw:image>
        </draw:frame>
        <draw:frame draw:style-name="gr1" draw:text-style-name="P1" draw:layer="layout" svg:width="5.865cm" svg:height="5.08cm" draw:transform="rotate (-1.56329141101132) translate (7.62cm 5.715cm)">
          <draw:image xlink:href="Pictures/10000001000002AF0000025311EBC0D0.png" xlink:type="simple" xlink:show="embed" xlink:actuate="onLoad" draw:mime-type="image/png">
            <text:p/>
          </draw:image>
        </draw:frame>
        <draw:frame draw:style-name="gr1" draw:text-style-name="P1" draw:layer="layout" svg:width="5.26cm" svg:height="4.978cm" svg:x="15.875cm" svg:y="1.905cm">
          <draw:image xlink:href="Pictures/10000001000001AD00000196B9907385.png" xlink:type="simple" xlink:show="embed" xlink:actuate="onLoad" draw:mime-type="image/png">
            <text:p/>
          </draw:image>
        </draw:frame>
        <draw:frame draw:style-name="gr1" draw:text-style-name="P1" draw:layer="layout" svg:width="3.539cm" svg:height="4.82cm" svg:x="10.16cm" svg:y="5.715cm">
          <draw:image xlink:href="Pictures/100000010000018B0000021AF9168067.png" xlink:type="simple" xlink:show="embed" xlink:actuate="onLoad" draw:mime-type="image/png">
            <text:p/>
          </draw:image>
        </draw:frame>
        <draw:frame draw:style-name="gr1" draw:text-style-name="P1" draw:layer="layout" svg:width="1.364cm" svg:height="1.843cm" svg:x="17.051cm" svg:y="11.492cm">
          <draw:image xlink:href="Pictures/1000000100000094000000C8325611F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3T22:00:17.644097981</meta:creation-date>
    <dc:date>2025-10-23T22:19:40.956378425</dc:date>
    <meta:editing-duration>PT9M2S</meta:editing-duration>
    <meta:editing-cycles>1</meta:editing-cycles>
    <meta:document-statistic meta:object-count="28"/>
    <meta:generator>LibreOffice/24.2.7.2$Linux_X86_64 LibreOffice_project/420$Build-2</meta:generator>
  </office:meta>
</office:document-meta>
</file>